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3dba" officeooo:paragraph-rsid="001d3dba"/>
    </style:style>
    <style:style style:name="P2" style:family="paragraph" style:parent-style-name="Standard">
      <style:text-properties officeooo:rsid="001f0721" officeooo:paragraph-rsid="001f0721"/>
    </style:style>
    <style:style style:name="P3" style:family="paragraph" style:parent-style-name="Heading_20_1">
      <style:text-properties officeooo:rsid="001f44c8" officeooo:paragraph-rsid="001f44c8"/>
    </style:style>
    <style:style style:name="T1" style:family="text">
      <style:text-properties officeooo:rsid="001ed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RL : <text:span text:style-name="T1">http://www.lifl.fr/~derbel/ppdHadoop/</text:span></text:p>
      <text:p text:style-name="P1"/>
      <text:p text:style-name="P1">Mettre en route le system de fichier dfs</text:p>
      <text:p text:style-name="P1">start-dfs.sh</text:p>
      <text:p text:style-name="P1"/>
      <text:p text:style-name="P1">Arreter dfs</text:p>
      <text:p text:style-name="P1"><text:a xlink:type="simple" xlink:href="http://localhost:8088/" text:style-name="Internet_20_link" text:visited-style-name="Visited_20_Internet_20_Link">http://localhost:8088/</text:a></text:p>
      <text:p text:style-name="P1"/>
      <text:p text:style-name="P1"/>
      <text:p text:style-name="P1">Mettre en route yarn</text:p>
      <text:p text:style-name="P1">sbin/start-yarn.sh</text:p>
      <text:p text:style-name="P1"/>
      <text:p text:style-name="P1">Arreter yarn</text:p>
      <text:p text:style-name="P1">sbin/stop-yarn.sh</text:p>
      <text:p text:style-name="P1"/>
      <text:h text:style-name="P3" text:outline-level="1">Ex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hallier Nicolas</meta:initial-creator>
    <meta:creation-date>2015-03-25T15:53:30.351383711</meta:creation-date>
    <dc:date>2015-03-25T17:26:15.752620561</dc:date>
    <dc:creator>Echallier Nicolas</dc:creator>
    <meta:editing-duration>PT1H13S</meta:editing-duration>
    <meta:editing-cycles>4</meta:editing-cycles>
    <meta:generator>LibreOffice/4.3.3.2$Linux_x86 LibreOffice_project/430m0$Build-2</meta:generator>
    <meta:document-statistic meta:table-count="0" meta:image-count="0" meta:object-count="0" meta:page-count="1" meta:paragraph-count="10" meta:word-count="24" meta:character-count="198" meta:non-whitespace-character-count="184"/>
  </office:meta>
</office:document-meta>
</file>